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6" style:family="table-cell" style:parent-style-name="Default">
      <style:table-cell-properties fo:background-color="#33cc66"/>
    </style:style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23" calcext:value-type="float">
            <text:p>98.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11" calcext:value-type="float">
            <text:p>11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99.18" calcext:value-type="float">
            <text:p>99.18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bbs-lisp-evaluate-bool.adb</text:p>
          </table:table-cell>
          <table:table-cell table:style-name="ce6"/>
          <table:table-cell table:style-name="ce6" table:formula="of:=ROUND([.B3]*[.A3]/100; 0)" office:value-type="float" office:value="121" calcext:value-type="float">
            <text:p>121</text:p>
          </table:table-cell>
          <table:table-cell table:style-name="ce6" table:formula="of:=[.B3]-[.E3]" office:value-type="float" office:value="1" calcext:value-type="float">
            <text:p>1</text:p>
          </table:table-cell>
          <table:table-cell office:value-type="string" calcext:value-type="string">
            <text:p>Uncovered line is one part of a multi-line statement that is covered.</text:p>
          </table:table-cell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49" calcext:value-type="float">
            <text:p>84.4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7" calcext:value-type="float">
            <text:p>207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0.22" calcext:value-type="float">
            <text:p>90.2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3" calcext:value-type="float">
            <text:p>83</text:p>
          </table:table-cell>
          <table:table-cell table:formula="of:=[.B8]-[.E8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91.85" calcext:value-type="float">
            <text:p>91.8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169" calcext:value-type="float">
            <text:p>169</text:p>
          </table:table-cell>
          <table:table-cell table:formula="of:=[.B9]-[.E9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57" calcext:value-type="float">
            <text:p>57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5" calcext:value-type="float">
            <text:p>90.7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4" calcext:value-type="float">
            <text:p>314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89.24" calcext:value-type="float">
            <text:p>89.2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24" calcext:value-type="float">
            <text:p>224</text:p>
          </table:table-cell>
          <table:table-cell table:formula="of:=[.B15]-[.E15]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2" office:value-type="float" office:value="93.12" calcext:value-type="float">
            <text:p>93.12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203" calcext:value-type="float">
            <text:p>203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41" calcext:value-type="float">
            <text:p>93.4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85" calcext:value-type="float">
            <text:p>85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2.66" calcext:value-type="float">
            <text:p>92.6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1" calcext:value-type="float">
            <text:p>101</text:p>
          </table:table-cell>
          <table:table-cell table:formula="of:=[.B18]-[.E18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float" office:value="82.01" calcext:value-type="float">
            <text:p>82.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19]*[.A19]/100; 0)" office:value-type="float" office:value="228" calcext:value-type="float">
            <text:p>228</text:p>
          </table:table-cell>
          <table:table-cell table:formula="of:=[.B19]-[.E19]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0]*[.A20]/100; 0)" office:value-type="float" office:value="3" calcext:value-type="float">
            <text:p>3</text:p>
          </table:table-cell>
          <table:table-cell table:style-name="ce7" table:formula="of:=[.B20]-[.E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78.51" calcext:value-type="float">
            <text:p>78.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1]*[.A21]/100; 0)" office:value-type="float" office:value="95" calcext:value-type="float">
            <text:p>95</text:p>
          </table:table-cell>
          <table:table-cell table:formula="of:=[.B21]-[.E21]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2]*[.A22]/100; 0)" office:value-type="float" office:value="180" calcext:value-type="float">
            <text:p>180</text:p>
          </table:table-cell>
          <table:table-cell table:formula="of:=[.B22]-[.E2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53" calcext:value-type="float">
            <text:p>83.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3]*[.A23]/100; 0)" office:value-type="float" office:value="71" calcext:value-type="float">
            <text:p>71</text:p>
          </table:table-cell>
          <table:table-cell table:formula="of:=[.B23]-[.E23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4]*[.A24]/100; 0)" office:value-type="float" office:value="4" calcext:value-type="float">
            <text:p>4</text:p>
          </table:table-cell>
          <table:table-cell table:style-name="ce7" table:formula="of:=[.B24]-[.E2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5.68" calcext:value-type="float">
            <text:p>85.6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5]*[.A25]/100; 0)" office:value-type="float" office:value="383" calcext:value-type="float">
            <text:p>383</text:p>
          </table:table-cell>
          <table:table-cell table:formula="of:=[.B25]-[.E25]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6]*[.A26]/100; 0)" office:value-type="float" office:value="5" calcext:value-type="float">
            <text:p>5</text:p>
          </table:table-cell>
          <table:table-cell table:style-name="ce7" table:formula="of:=[.B26]-[.E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27]*[.A27]/100; 0)" office:value-type="float" office:value="3" calcext:value-type="float">
            <text:p>3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29]*100/[.B29]; 2)" office:value-type="float" office:value="90.52" calcext:value-type="float">
            <text:p>90.52</text:p>
          </table:table-cell>
          <table:table-cell table:formula="of:=SUM([.B2:.B27])" office:value-type="float" office:value="3609" calcext:value-type="float">
            <text:p>3609</text:p>
          </table:table-cell>
          <table:table-cell office:value-type="string" calcext:value-type="string">
            <text:p>Overall</text:p>
          </table:table-cell>
          <table:table-cell/>
          <table:table-cell table:formula="of:=SUM([.E2:.E27])" office:value-type="float" office:value="3267" calcext:value-type="float">
            <text:p>3267</text:p>
          </table:table-cell>
          <table:table-cell table:formula="of:=[.B29]-[.E29]" office:value-type="float" office:value="342" calcext:value-type="float">
            <text:p>342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27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2:27:28.617820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3-30T12:29:27.324644134</dc:date>
    <dc:creator>Brent Seidel</dc:creator>
    <meta:editing-duration>P6DT2H17M50S</meta:editing-duration>
    <meta:editing-cycles>35</meta:editing-cycles>
    <meta:generator>LibreOffice/6.4.6.2$MacOSX_X86_64 LibreOffice_project/0ce51a4fd21bff07a5c061082cc82c5ed232f115</meta:generator>
    <meta:document-statistic meta:table-count="1" meta:cell-count="142" meta:object-count="0"/>
  </office:meta>
</office:document-meta>
</file>